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0283" officeooo:paragraph-rsid="00150283"/>
    </style:style>
    <style:style style:name="P2" style:family="paragraph" style:parent-style-name="Standard">
      <style:text-properties fo:font-weight="bold" officeooo:rsid="00150283" officeooo:paragraph-rsid="00150283" style:font-weight-asian="bold" style:font-weight-complex="bold"/>
    </style:style>
    <style:style style:name="P3" style:family="paragraph" style:parent-style-name="Standard">
      <style:text-properties fo:font-weight="bold" officeooo:rsid="0016d77d" officeooo:paragraph-rsid="0016d77d" style:font-weight-asian="bold" style:font-weight-complex="bold"/>
    </style:style>
    <style:style style:name="P4" style:family="paragraph" style:parent-style-name="Standard">
      <style:text-properties fo:font-weight="normal" officeooo:rsid="00150283" officeooo:paragraph-rsid="00150283" style:font-weight-asian="normal" style:font-weight-complex="normal"/>
    </style:style>
    <style:style style:name="P5" style:family="paragraph" style:parent-style-name="Standard">
      <style:text-properties fo:font-weight="normal" officeooo:rsid="00150283" officeooo:paragraph-rsid="0015441a" style:font-weight-asian="normal" style:font-weight-complex="normal"/>
    </style:style>
    <style:style style:name="P6" style:family="paragraph" style:parent-style-name="Standard">
      <style:text-properties fo:font-weight="normal" officeooo:rsid="0015441a" officeooo:paragraph-rsid="0015441a" style:font-weight-asian="normal" style:font-weight-complex="normal"/>
    </style:style>
    <style:style style:name="P7" style:family="paragraph" style:parent-style-name="Standard">
      <style:text-properties fo:font-weight="normal" officeooo:rsid="0016d77d" officeooo:paragraph-rsid="0016d77d" style:font-weight-asian="normal" style:font-weight-complex="normal"/>
    </style:style>
    <style:style style:name="P8" style:family="paragraph" style:parent-style-name="Standard">
      <style:text-properties officeooo:rsid="0016d77d" officeooo:paragraph-rsid="0016d77d"/>
    </style:style>
    <style:style style:name="P9" style:family="paragraph" style:parent-style-name="Standard" style:list-style-name="L1">
      <style:text-properties fo:font-weight="normal" officeooo:rsid="00150283" officeooo:paragraph-rsid="00150283" style:font-weight-asian="normal" style:font-weight-complex="normal"/>
    </style:style>
    <style:style style:name="P10" style:family="paragraph" style:parent-style-name="Standard" style:list-style-name="L2">
      <style:text-properties fo:font-weight="normal" officeooo:rsid="00150283" officeooo:paragraph-rsid="00150283" style:font-weight-asian="normal" style:font-weight-complex="normal"/>
    </style:style>
    <style:style style:name="P11" style:family="paragraph" style:parent-style-name="Standard" style:list-style-name="L3">
      <style:text-properties fo:font-weight="normal" officeooo:rsid="00150283" officeooo:paragraph-rsid="0015441a" style:font-weight-asian="normal" style:font-weight-complex="normal"/>
    </style:style>
    <style:style style:name="P12" style:family="paragraph" style:parent-style-name="Standard" style:list-style-name="L5">
      <style:text-properties fo:font-weight="normal" officeooo:rsid="00199ddc" officeooo:paragraph-rsid="001fc9f7" style:font-weight-asian="normal" style:font-weight-complex="normal"/>
    </style:style>
    <style:style style:name="P13" style:family="paragraph" style:parent-style-name="Standard">
      <style:text-properties fo:font-weight="normal" officeooo:rsid="00199ddc" officeooo:paragraph-rsid="00199ddc" style:font-weight-asian="normal" style:font-weight-complex="normal"/>
    </style:style>
    <style:style style:name="P14" style:family="paragraph" style:parent-style-name="Standard" style:list-style-name="L7">
      <style:text-properties fo:font-weight="normal" officeooo:rsid="0016d77d" officeooo:paragraph-rsid="0016d77d" style:font-weight-asian="normal" style:font-weight-complex="normal"/>
    </style:style>
    <style:style style:name="P15" style:family="paragraph" style:parent-style-name="Standard" style:list-style-name="L7">
      <style:text-properties fo:font-weight="normal" officeooo:rsid="001df2e8" officeooo:paragraph-rsid="001df2e8" style:font-weight-asian="normal" style:font-weight-complex="normal"/>
    </style:style>
    <style:style style:name="P16" style:family="paragraph" style:parent-style-name="Standard" style:list-style-name="L2">
      <style:text-properties officeooo:rsid="00187e8b" officeooo:paragraph-rsid="00187e8b"/>
    </style:style>
    <style:style style:name="P17" style:family="paragraph" style:parent-style-name="Standard" style:list-style-name="L9">
      <style:text-properties officeooo:paragraph-rsid="001fc9f7"/>
    </style:style>
    <style:style style:name="P18" style:family="paragraph" style:parent-style-name="Standard" style:list-style-name="L9">
      <style:text-properties officeooo:rsid="001fc9f7" officeooo:paragraph-rsid="001fc9f7"/>
    </style:style>
    <style:style style:name="P19" style:family="paragraph" style:parent-style-name="Standard" style:list-style-name="L6">
      <style:text-properties officeooo:rsid="001fc9f7" officeooo:paragraph-rsid="001fc9f7"/>
    </style:style>
    <style:style style:name="P20" style:family="paragraph" style:parent-style-name="Standard" style:list-style-name="L11">
      <style:text-properties officeooo:rsid="001fc9f7" officeooo:paragraph-rsid="001fc9f7"/>
    </style:style>
    <style:style style:name="P21" style:family="paragraph" style:parent-style-name="Standard" style:list-style-name="L11">
      <style:text-properties officeooo:rsid="001ff99b" officeooo:paragraph-rsid="001ff99b"/>
    </style:style>
    <style:style style:name="P22" style:family="paragraph" style:parent-style-name="Standard" style:list-style-name="L8">
      <style:paragraph-properties fo:margin-left="2.501cm" fo:margin-right="0cm" fo:text-indent="-0.635cm" style:auto-text-indent="false"/>
      <style:text-properties officeooo:paragraph-rsid="001fc9f7"/>
    </style:style>
    <style:style style:name="P23" style:family="paragraph" style:parent-style-name="Standard" style:list-style-name="L8">
      <style:paragraph-properties fo:margin-left="2.501cm" fo:margin-right="0cm" fo:text-indent="-0.635cm" style:auto-text-indent="false"/>
      <style:text-properties fo:font-weight="normal" officeooo:rsid="00150283" officeooo:paragraph-rsid="001fc9f7" style:font-weight-asian="normal" style:font-weight-complex="normal"/>
    </style:style>
    <style:style style:name="T1" style:family="text">
      <style:text-properties officeooo:rsid="0015441a"/>
    </style:style>
    <style:style style:name="T2" style:family="text">
      <style:text-properties fo:font-weight="normal" style:font-weight-asian="normal" style:font-weight-complex="normal"/>
    </style:style>
    <style:style style:name="T3" style:family="text">
      <style:text-properties fo:font-weight="normal" officeooo:rsid="00150283" style:font-weight-asian="normal" style:font-weight-complex="normal"/>
    </style:style>
    <style:style style:name="T4" style:family="text">
      <style:text-properties fo:font-weight="normal" officeooo:rsid="001cd8be" style:font-weight-asian="normal" style:font-weight-complex="normal"/>
    </style:style>
    <style:style style:name="T5" style:family="text">
      <style:text-properties fo:font-weight="normal" officeooo:rsid="0015441a" style:font-weight-asian="normal" style:font-weight-complex="normal"/>
    </style:style>
    <style:style style:name="T6" style:family="text">
      <style:text-properties fo:font-weight="normal" officeooo:rsid="001fc9f7" style:font-weight-asian="normal" style:font-weight-complex="normal"/>
    </style:style>
    <style:style style:name="T7" style:family="text">
      <style:text-properties fo:font-weight="normal" officeooo:rsid="0022a0ef" style:font-weight-asian="normal" style:font-weight-complex="normal"/>
    </style:style>
    <style:style style:name="T8" style:family="text">
      <style:text-properties officeooo:rsid="001d02fa"/>
    </style:style>
    <style:style style:name="T9" style:family="text">
      <style:text-properties officeooo:rsid="001ff9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tre RT3G router and Wzzard Edge Node device</text:p>
      <text:p text:style-name="P1"/>
      <text:p text:style-name="P1">Use the Spectre router and Wzzard device(s) to connect to the IBM Internet of Things Cloud. Then you can visualise the data generated by any Wzzard connected sensors on the Quickstart page. This demo uses a thermocoil sensor attached to a Wzzard Edge Node to generate the temperature data to be sent to the cloud.</text:p>
      <text:p text:style-name="P1"/>
      <text:p text:style-name="P2">Ingredients</text:p>
      <text:p text:style-name="P4">Hardware Requirements</text:p>
      <text:p text:style-name="P4"/>
      <text:list xml:id="list1292999400687658816" text:style-name="L1">
        <text:list-item>
          <text:p text:style-name="P9">Spectre RT3G router</text:p>
        </text:list-item>
        <text:list-item>
          <text:p text:style-name="P9">Wzzard Edge Node device (with power supply or batteries)</text:p>
        </text:list-item>
        <text:list-item>
          <text:p text:style-name="P9">Thermocoil to attach to Wzzard Edge Node device</text:p>
        </text:list-item>
      </text:list>
      <text:p text:style-name="P4"/>
      <text:p text:style-name="P2">Prepare</text:p>
      <text:p text:style-name="P4">Get your device ready</text:p>
      <text:list xml:id="list1565602472455983337" text:style-name="L2">
        <text:list-item>
          <text:p text:style-name="P10">Connect the Spectre router to the internet (can use ethernet connection or cellular network).</text:p>
        </text:list-item>
        <text:list-item>
          <text:p text:style-name="P16"><text:span text:style-name="T3">P</text:span><text:span text:style-name="T2">ower up the Wzzard Edge Node device and attach the thermocoil to the I/O.</text:span></text:p>
        </text:list-item>
      </text:list>
      <text:p text:style-name="P8"/>
      <text:p text:style-name="P2">Connect (QuickStart)</text:p>
      <text:p text:style-name="P4">Internet of Things Cloud QuickStart connection</text:p>
      <text:list xml:id="list3115961090791455425" text:style-name="L3">
        <text:list-item>
          <text:p text:style-name="P11">Download the demo module from GitHub:</text:p>
        </text:list-item>
      </text:list>
      <text:list xml:id="list5755721728489727871" text:style-name="L8">
        <text:list-item>
          <text:p text:style-name="P22"><text:span text:style-name="T5">wget </text:span><text:a xlink:type="simple" xlink:href="https://github.com/bb-elec/iot-SpectreWzzard/archive/master.zip"><text:span text:style-name="T5">https://github.com/bb-elec/iot-SpectreWzzard/archive/master.zip</text:span></text:a></text:p>
        </text:list-item>
        <text:list-item>
          <text:p text:style-name="P23"><text:span text:style-name="T1">unzip master.zip</text:span></text:p>
        </text:list-item>
      </text:list>
      <text:p text:style-name="P5"/>
      <text:list xml:id="list2324258972984099043" text:style-name="L5">
        <text:list-item>
          <text:p text:style-name="P12">Add the module to the router through the web interface.</text:p>
        </text:list-item>
      </text:list>
      <text:list xml:id="list4295870699095760437" text:style-name="L9">
        <text:list-item>
          <text:p text:style-name="P17"><text:span text:style-name="T6">Browse to 192.168.1.1 (the standard ip address of the router) and the web interface will load.</text:span></text:p>
        </text:list-item>
        <text:list-item>
          <text:p text:style-name="P17"><text:span text:style-name="T6">On the side bar, under 'Customization', there will be a link to</text:span><text:span text:style-name="T4"> </text:span><text:span text:style-name="T6">the </text:span><text:span text:style-name="T4">'User modules' </text:span><text:span text:style-name="T6">settings page. Click this.</text:span></text:p>
        </text:list-item>
        <text:list-item>
          <text:p text:style-name="P17"><text:span text:style-name="T6">On the page there will be an option to </text:span><text:span text:style-name="T4">browse </text:span><text:span text:style-name="T6">your file system for a user module. F</text:span><text:span text:style-name="T4">ind </text:span><text:span text:style-name="T6">the user module you downloaded – </text:span><text:span text:style-name="T7">iot-SpectreWzzard-master/IBM_Message_Router/IBM_Message_Router.tgz</text:span></text:p>
        </text:list-item>
        <text:list-item>
          <text:p text:style-name="P18"><text:span text:style-name="T2">Click the 'Add or Update' button and wait for the confirmation screen to appear.</text:span></text:p>
        </text:list-item>
        <text:list-item>
          <text:p text:style-name="P18"><text:span text:style-name="T2">The new user module should appear in the list as 'IBM Message Router'. Click this and you will be on the web interface for the module.</text:span></text:p>
        </text:list-item>
      </text:list>
      <text:p text:style-name="P6"><text:tab/></text:p>
      <text:list xml:id="list7254221755809828657" text:style-name="L6">
        <text:list-item>
          <text:p text:style-name="P19">Check that the module is running.</text:p>
        </text:list-item>
      </text:list>
      <text:list xml:id="list6003976400137457797" text:style-name="L11">
        <text:list-item>
          <text:p text:style-name="P20">The module should start automatically but if the router fails to connect to the IBM site for any reason it will need restarting <text:span text:style-name="T9">which can be done in the web interface for the module.</text:span></text:p>
        </text:list-item>
        <text:list-item>
          <text:p text:style-name="P21">The system log will also show whether the module stopped running with a message explaining why.</text:p>
        </text:list-item>
      </text:list>
      <text:p text:style-name="P13"/>
      <text:p text:style-name="P3">Visualise</text:p>
      <text:p text:style-name="P7">Real-time visualisation of device data.</text:p>
      <text:p text:style-name="P7"/>
      <text:list xml:id="list9039611263284103485" text:style-name="L7">
        <text:list-item>
          <text:p text:style-name="P14">Find the MAC address of the Spectre router <text:span text:style-name="T9">on the 'General' page of the router interface.</text:span></text:p>
        </text:list-item>
        <text:list-item>
          <text:p text:style-name="P15">Browse to <text:a xlink:type="simple" xlink:href="http://quickstart.internetofthings.ibmcloud.com/">http://quickstart.internetofthings.ibmcloud.com/</text:a> and enter the MAC address of the router into the text box to view th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9-05T09:56:00.686027504</meta:creation-date>
    <dc:date>2014-09-09T10:10:00.745606179</dc:date>
    <dc:creator>Pete </dc:creator>
    <meta:editing-duration>P2DT3H33M55S</meta:editing-duration>
    <meta:editing-cycles>13</meta:editing-cycles>
    <meta:generator>LibreOffice/4.2.3.3$Linux_X86_64 LibreOffice_project/420m0$Build-3</meta:generator>
    <meta:document-statistic meta:table-count="0" meta:image-count="0" meta:object-count="0" meta:page-count="1" meta:paragraph-count="30" meta:word-count="362" meta:character-count="2164" meta:non-whitespace-character-count="1848"/>
  </office:meta>
</office:document-meta>
</file>